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4.4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DejaVu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Куре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Зев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FB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Использование мобильного телефон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10D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Прием пищи/питье вод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изнаки засыпан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tigue driving</text:p>
          </table:table-cell>
          <table:table-cell office:value-type="string" calcext:value-type="string">
            <text:p>0x01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твлечение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Водитель идентифицирован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6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Водитель не идентифицирова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7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Непристегнутый ремень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14B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Закрытая камера (саботаж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2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еподвижность головы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Частое моргание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Потирание глаза руко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Закрытые глаза/взгляд вниз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Danger warning, Collision warning, </text:span>Rollover warning, Fatigue driving</text:p>
          </table:table-cell>
          <table:table-cell office:value-type="string" calcext:value-type="string">
            <text:p>0x05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Потеря видеосигнала с камеры DS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08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Потеря видеосигнала с камеры ADA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09</text:p>
          </table:table-cell>
          <table:table-cell table:style-name="Default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1:50:53.5440579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5:38:47.961823888</meta:creation-date>
    <dc:date>2025-08-13T11:55:06.570245165</dc:date>
    <meta:editing-duration>PT15M30S</meta:editing-duration>
    <meta:editing-cycles>4</meta:editing-cycles>
    <meta:generator>LibreOffice/25.2.4.3$Linux_X86_64 LibreOffice_project/33e196637044ead23f5c3226cde09b47731f7e27</meta:generator>
    <meta:document-statistic meta:table-count="1" meta:cell-count="80" meta:object-count="0"/>
  </office:meta>
</office:document-meta>
</file>